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/>
    </style:style>
    <style:style style:name="P2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3" style:family="paragraph" style:parent-style-name="Heading_20_2">
      <style:paragraph-properties fo:margin-top="0.635cm" fo:margin-bottom="0.353cm" loext:contextual-spacing="false" fo:line-height="100%" fo:text-align="justify" style:justify-single-word="false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00%" fo:text-align="justify" style:justify-single-word="false" style:page-number="1"/>
    </style:style>
    <style:style style:name="T1" style:family="text">
      <style:text-properties fo:color="#1d2129" fo:background-color="#ffffff" loext:char-shading-value="0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nieważ sytuacja Equestria Times jest już stabilna, zdecydowaliśmy się wznowić nasze minikonkursy na Facebooku. Odbywają się one co tydzień i polegają na rysowaniu na podany temat. Wszystkie prace podlegają ocenie i konstruktywnej krytyce, a zwycięzca tygodnia trafia do numeru. Celem jest podnoszenie umiejętności i dobra zabawa.</text:p>
      <text:p text:style-name="P3"><text:bookmark text:name="_39h0wp8vj6c1"/>Edycja 5: Crossover</text:p>
      <text:p text:style-name="P2">Autorem tej pięknej pracy jest znana, lubiana i utalentowana Ylthin. <text:span text:style-name="T1">Na wstępie zaznaczę, że w zasadzie to nie wiem, czym dokładnie wykonano pracę, ale stawiam na połączenie kredek, cienkopisów i flamastrów. Nie wiem też, z czym to crossover, ale mniejsza. Na rysunku widzimy kucyka, prawdopodobnie płci męskiej, jakieś rury i coś niebieskiego... wodę? W każdym razie wygląda to dość dziwnie i nie do końca wiem co się na tym obrazku dzieje. Postać została narysowana z ciekawej perspektywy, wykonana szczegółowo i starannie pocieniowania </text:span>–<text:span text:style-name="T1"> tu mam zgrzyty jedynie co do pachwin i ich okolic </text:span>–<text:span text:style-name="T1"> cieniowanie przebiega tu dość dziwnie. Również przednie kończyny wydają się być za małe w stosunku do kończyn tylnych. Koszula i krawat prezentują się świetnie, podobnie jak łeb ponika (aczkolwiek nie wiem, czym jest ta różowa rzecz). Tło jest dość proste, jednak wygląda fajnie i pasuje do całości. Rysunek jako całość jest bardzo ładny, jednak ciężko oceniać jego poszczególne elementy ze względu na zastosowany styl. Doceniam staranność wykonania, kolorowanie, cienie i ogólną kompozycję. Widać, że Ylthin rysować potrafi i robi to w dość oryginalny sposób.</text:span></text:p>
      <text:p text:style-name="P3"><text:bookmark text:name="_tr31ufi1ig2"/>Edycja 6: „My Little Pony: The Movie”</text:p>
      <text:p text:style-name="P2"><text:span text:style-name="T1">Tym razem jedyną, a co za tym idzie, zwycięską pracę nadesłała Kamila Prządka. Rysunek jest prosty i składa się niemal wyłącznie z samego lineartu. Za to muszę pochwalić schludność obrazka i pewną kreskę. Praca prezentuje się świetnie, a styl jest naprawdę przeuroczy. Jakbym miała się do czegoś przyczepić, to najbardziej do nóg </text:span>– lewa tylna jest za krótka, a prawa tylna za długa. Pogrubiłabym też nieco kłodę i wydłużyła oraz wychudziła szyję. Za to pyszczek i włosy są bardzo fajne. Plus za zbroję, choć spróbowałabym nieco cieniowania i zabawy ołówkiem, jednak to pewnie zabiłoby nieco koncepcję tego rysunku, a całość wygląda bardzo sympatycznie.</text:p>
      <text:p text:style-name="P2">Obrazki (muszą pójść – wiem, że są, jakie są :P):</text:p>
      <text:p text:style-name="P1">Ten idzie do Edycji 5: <office:annotation office:name="__Annotation__23_1822322903"><dc:creator>Jakub Lisiecki</dc:creator><dc:date>2017-11-10T23:33:56</dc:date><text:p><text:span text:style-name="T3">Chyba John Constantine, ale ręki nie dam sobie uciąć. To różowe to może być guma jako substytut dla szluga</text:span>X</text:p></office:annotation><text:a xlink:type="simple" xlink:href="https://scontent-waw1-1.xx.fbcdn.net/v/t1.0-9/15894928_1225719934171002_5748730594830954288_n.jpg?oh=e1f11c7cc4041ee01c542bfa5836efe4&amp;oe=5AA28CC7" text:style-name="Internet_20_link" text:visited-style-name="Visited_20_Internet_20_Link">https://scontent-waw1-1.xx.fbcdn.net/v/t1.0-9/15894928_1225719934171002_5748730594830954288_n.jpg?oh=e1f11c7cc4041ee01c542bfa5836efe4&amp;oe=5AA28CC7</text:a><office:annotation-end office:name="__Annotation__23_1822322903"/></text:p>
      <text:p text:style-name="P1">A ten do 6:</text:p>
      <text:p text:style-name="P1"><text:a xlink:type="simple" xlink:href="https://i.imgur.com/QKHOhec.png" text:style-name="Internet_20_link" text:visited-style-name="Visited_20_Internet_20_Link"><text:span text:style-name="T2">https://i.imgur.com/QKHOhec.png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7-11-15T15:30:39.343000000</dc:date>
    <meta:editing-duration>P1DT19H36M5S</meta:editing-duration>
    <meta:editing-cycles>1</meta:editing-cycles>
    <meta:document-statistic meta:table-count="0" meta:image-count="0" meta:object-count="0" meta:page-count="1" meta:paragraph-count="9" meta:word-count="354" meta:character-count="2451" meta:non-whitespace-character-count="2102"/>
  </office:meta>
</office:document-meta>
</file>